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JP" svg:font-family="'Noto Sans JP'" style:font-family-generic="swiss"/>
  </office:font-face-decls>
  <office:automatic-styles>
    <style:style style:name="P1" style:family="paragraph" style:parent-style-name="Standard">
      <style:text-properties officeooo:rsid="001aa4a3" officeooo:paragraph-rsid="001aa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you want a template of sorts, check the dem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JP" svg:font-family="'Noto Sans JP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JP" style:font-size-asian="16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JP" style:font-size-asian="16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asian="Noto Sans JP" style:font-family-asian="'Noto Sans JP'" style:font-family-generic-asian="swiss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Noto Sans JP" style:font-family-asian="'Noto Sans JP'" style:font-family-generic-asian="swiss" style:font-size-asian="16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JP" style:font-family-asian="'Noto Sans JP'" style:font-family-generic-asian="swiss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1:15:55.195000000</meta:creation-date>
    <dc:date>2024-11-05T11:16:22.524000000</dc:date>
    <meta:editing-duration>PT27S</meta:editing-duration>
    <meta:editing-cycles>1</meta:editing-cycles>
    <meta:document-statistic meta:table-count="0" meta:image-count="0" meta:object-count="0" meta:page-count="1" meta:paragraph-count="1" meta:word-count="10" meta:character-count="48" meta:non-whitespace-character-count="39"/>
    <meta:generator>LibreOffice/24.8.0.3$Windows_X86_64 LibreOffice_project/0bdf1299c94fe897b119f97f3c613e9dca6be583</meta:generator>
  </office:meta>
</office:document-meta>
</file>